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vertical-align="middle"/>
      <style:paragraph-properties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5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ce5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Components: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K8S CLUSTER</text:p>
          </table:table-cell>
          <table:table-cell table:style-name="ce13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BACKEND</text:p>
          </table:table-cell>
          <table:table-cell table:style-name="ce18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FRONTEND</text:p>
          </table:table-cell>
          <table:table-cell table:style-name="ce18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  <table:table-cell table:style-name="ce6" office:value-type="string" calcext:value-type="string">
            <text:p>########</text:p>
          </table:table-cell>
          <table:table-cell table:style-name="ce11" office:value-type="string" calcext:value-type="string">
            <text:p>CONSUMERS</text:p>
          </table:table-cell>
          <table:table-cell table:style-name="ce18" office:value-type="string" calcext:value-type="string">
            <text:p>########</text:p>
          </table:table-cell>
          <table:table-cell table:style-name="ce15" office:value-type="string" calcext:value-type="string">
            <text:p>Time requirements</text:p>
          </table:table-cell>
        </table:table-row>
        <table:table-row table:style-name="ro1">
          <table:table-cell table:style-name="ce1"/>
          <table:table-cell table:style-name="ce7"/>
          <table:table-cell table:style-name="ce10"/>
          <table:table-cell table:style-name="ce14"/>
          <table:table-cell table:style-name="ce16" office:value-type="string" calcext:value-type="string">
            <text:p>(in days)</text:p>
          </table:table-cell>
          <table:table-cell table:style-name="ce7"/>
          <table:table-cell table:style-name="ce10"/>
          <table:table-cell table:style-name="ce19"/>
          <table:table-cell table:style-name="ce16" office:value-type="string" calcext:value-type="string">
            <text:p>(in days)</text:p>
          </table:table-cell>
          <table:table-cell table:style-name="ce7"/>
          <table:table-cell table:style-name="ce10"/>
          <table:table-cell table:style-name="ce19"/>
          <table:table-cell table:style-name="ce16" office:value-type="string" calcext:value-type="string">
            <text:p>(in days)</text:p>
          </table:table-cell>
          <table:table-cell table:style-name="ce7"/>
          <table:table-cell table:style-name="ce10"/>
          <table:table-cell table:style-name="ce19"/>
          <table:table-cell table:style-name="ce16" office:value-type="string" calcext:value-type="string">
            <text:p>(in days)</text:p>
          </table:table-cell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1) cluster creation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 table:number-columns-spanned="3" table:number-rows-spanned="1">
            <text:p>1) communication with k8s API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25" office:value-type="string" calcext:value-type="string" table:number-columns-spanned="3" table:number-rows-spanned="1">
            <text:p>1) login (authentication flow)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1) communication with backend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testing yaml files vs kubectl command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2) assigning roles and permissions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2) rabbitmw server creation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2) functional specifications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2) frontend authentication API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>
            <text:p><text:s text:c="4"/>-topics</text:p>
          </table:table-cell>
          <table:table-cell table:number-columns-repeated="2"/>
          <table:table-cell table:style-name="ce16"/>
        </table:table-row>
        <table:table-row table:style-name="ro1">
          <table:table-cell table:style-name="ce2" office:value-type="string" calcext:value-type="string" table:number-columns-spanned="1" table:number-rows-spanned="5">
            <text:p>* Για τον υπολογισμό των χρονικών απαιτήσεων θεωρώ ότι έχω 4 μέρες τη βδομάδα διαθέσιμες για τη διπλωματική.</text:p>
          </table:table-cell>
          <table:table-cell table:style-name="ce25" office:value-type="string" calcext:value-type="string" table:number-columns-spanned="3" table:number-rows-spanned="1">
            <text:p>3) DB Pod creation</text:p>
          </table:table-cell>
          <table:covered-table-cell table:number-columns-repeated="2"/>
          <table:table-cell table:style-name="ce16" office:value-type="float" office:value="3" calcext:value-type="float">
            <text:p>3</text:p>
          </table:table-cell>
          <table:table-cell table:style-name="ce25" office:value-type="string" calcext:value-type="string" table:number-columns-spanned="3" table:number-rows-spanned="1">
            <text:p><text:s text:c="4"/>-communication with DB (Pod 2) and authentication of users</text:p>
          </table:table-cell>
          <table:covered-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3) producing credentials and creating vhosts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<text:s text:c="4"/>-type</text:p>
          </table:table-cell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 office:value-type="string" calcext:value-type="string" table:number-columns-spanned="3" table:number-rows-spanned="1">
            <text:p><text:s text:c="4"/>-schema – model design for authn/authz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>
            <text:p><text:s text:c="4"/>-exchanges</text:p>
          </table:table-cell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 office:value-type="string" calcext:value-type="string" table:number-columns-spanned="3" table:number-rows-spanned="1">
            <text:p><text:s text:c="4"/>-schema – model design for consumer data</text:p>
          </table:table-cell>
          <table:covered-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3) rabbitmq server creation API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25" office:value-type="string" calcext:value-type="string" table:number-columns-spanned="3" table:number-rows-spanned="1">
            <text:p>4) URL to rabbimq management UI 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<text:s text:c="4"/>-etc</text:p>
          </table:table-cell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 office:value-type="string" calcext:value-type="string" table:number-columns-spanned="3" table:number-rows-spanned="1">
            <text:p><text:s text:c="4"/>-persistent volumes + persistent volume claims</text:p>
          </table:table-cell>
          <table:covered-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k8s replication &gt; # of Pod 1 replica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 office:value-type="string" calcext:value-type="string" table:number-columns-spanned="3" table:number-rows-spanned="1">
            <text:p><text:s text:c="4"/>-communication with other pods + ports</text:p>
          </table:table-cell>
          <table:covered-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credentials and vhosts implementation</text:p>
          </table:table-cell>
          <table:covered-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5) consumer creation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/>
          <table:table-cell table:number-columns-repeated="2"/>
          <table:table-cell table:style-name="ce16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<text:s text:c="4"/>-communication with backend + port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topics, type, exchange detail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table-cell table:style-name="ce3" office:value-type="string" calcext:value-type="string" table:number-columns-spanned="1" table:number-rows-spanned="6">
            <text:p>** Αυτές οι 4 μέρες προκύπτουν από 2 μέρες δουλειάς Δευτέρα – Παρασκευή και άλλες 2 μέρες δουλειάς Σάββατο – Κυριακή</text:p>
          </table:table-cell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4) URL to rabbitmq management UI API</text:p>
          </table:table-cell>
          <table:covered-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providing access to the management UI through an Ingres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5) consumer creation</text:p>
          </table:table-cell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Pod 3 with consumer proces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covered-table-cell/>
          <table:table-cell table:style-name="ce25"/>
          <table:table-cell table:number-columns-repeated="2"/>
          <table:table-cell table:style-name="ce16"/>
          <table:table-cell table:style-name="ce25" office:value-type="string" calcext:value-type="string" table:number-columns-spanned="3" table:number-rows-spanned="1">
            <text:p><text:s text:c="4"/>-testing 1 central Pod 3 with multiple processes vs many small differentiated consumer pods</text:p>
          </table:table-cell>
          <table:covered-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table-cell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  <table:table-cell table:style-name="ce25"/>
          <table:table-cell table:number-columns-repeated="2"/>
          <table:table-cell table:style-name="ce16"/>
        </table:table-row>
        <table:table-row table:style-name="ro1">
          <table:table-cell table:style-name="ce1" office:value-type="string" calcext:value-type="string">
            <text:p>Total Time Requirement:</text:p>
          </table:table-cell>
          <table:table-cell table:style-name="ce26"/>
          <table:table-cell table:style-name="ce29" table:number-columns-repeated="2"/>
          <table:table-cell table:style-name="ce17"/>
          <table:table-cell table:style-name="ce26" office:value-type="string" calcext:value-type="string" table:number-columns-spanned="3" table:number-rows-spanned="1">
            <text:p>6) resources owned by user and their state API</text:p>
          </table:table-cell>
          <table:covered-table-cell table:number-columns-repeated="2" table:style-name="ce29"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29" table:number-columns-repeated="2"/>
          <table:table-cell table:style-name="ce17"/>
          <table:table-cell table:style-name="ce26"/>
          <table:table-cell table:style-name="ce29" table:number-columns-repeated="2"/>
          <table:table-cell table:style-name="ce17"/>
        </table:table-row>
        <table:table-row table:style-name="ro1">
          <table:table-cell table:style-name="ce4" table:formula="of:=SUM([.B22:.Q22])" office:value-type="float" office:value="24" calcext:value-type="float">
            <text:p>24</text:p>
          </table:table-cell>
          <table:table-cell table:style-name="ce10" office:value-type="string" calcext:value-type="string">
            <text:p>days</text:p>
          </table:table-cell>
          <table:table-cell table:number-columns-repeated="2"/>
          <table:table-cell table:style-name="ce15" table:formula="of:=SUM([.E4:.E21])" office:value-type="float" office:value="5" calcext:value-type="float">
            <text:p>5</text:p>
          </table:table-cell>
          <table:table-cell table:number-columns-repeated="3"/>
          <table:table-cell table:style-name="ce15" table:formula="of:=SUM([.I4:.I21])" office:value-type="float" office:value="11" calcext:value-type="float">
            <text:p>11</text:p>
          </table:table-cell>
          <table:table-cell table:number-columns-repeated="3"/>
          <table:table-cell table:style-name="ce15" table:formula="of:=SUM([.M4:.M21])" office:value-type="float" office:value="5" calcext:value-type="float">
            <text:p>5</text:p>
          </table:table-cell>
          <table:table-cell table:number-columns-repeated="3"/>
          <table:table-cell table:style-name="ce15" table:formula="of:=SUM([.Q4:.Q21])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number-columns-repeated="16"/>
        </table:table-row>
        <table:table-row table:style-name="ro1">
          <table:table-cell table:style-name="ce4" table:formula="of:=[.A22]/4" office:value-type="float" office:value="6" calcext:value-type="float">
            <text:p>6</text:p>
          </table:table-cell>
          <table:table-cell table:style-name="ce10" office:value-type="string" calcext:value-type="string">
            <text:p>weeks</text:p>
          </table:table-cell>
          <table:table-cell table:number-columns-repeated="15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*** Δεν έχω ξανακάνει εκτίμηση χρόνου σε έργο ανάπτυξης λογισμικού, αλλά έχω την εντύπωση ότι ήμουν αρκετά συντηρητικός με τον χρόνο που έδωσα στο κάθε tas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**** Βασικά το έκανα έτσι ώστε να χωρέσει στον 1 μιση μήνα που έχω διαθέσιμο μέχρι να χρειαστεί να ασχοληθώ με το DSL κομμάτι της διπλωματικής.</text:p>
          </table:table-cell>
          <table:table-cell table:number-columns-repeated="16"/>
        </table:table-row>
        <table:table-row table:style-name="ro1" table:number-rows-repeated="104854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3:04:49.540411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3:19:30.779437600</meta:creation-date>
    <dc:date>2021-02-22T23:06:20.120489879</dc:date>
    <meta:editing-duration>PT18M20S</meta:editing-duration>
    <meta:editing-cycles>6</meta:editing-cycles>
    <meta:generator>LibreOffice/6.4.6.2$Linux_X86_64 LibreOffice_project/40$Build-2</meta:generator>
    <meta:document-statistic meta:table-count="1" meta:cell-count="84" meta:object-count="0"/>
  </office:meta>
</office:document-meta>
</file>